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7000002BF15389C0A7F955D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">
      <style:text-properties officeooo:rsid="00015796" officeooo:paragraph-rsid="00015796"/>
    </style:style>
    <style:style style:name="P2" style:family="paragraph" style:parent-style-name="Standard">
      <style:text-properties officeooo:rsid="00015796" officeooo:paragraph-rsid="00015796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draw:style-name="fr1" draw:name="Frame1" text:anchor-type="paragraph" svg:x="0cm" svg:y="-2cm" svg:width="17cm" draw:z-index="0"><draw:text-box fo:min-height="15.42cm"><text:p text:style-name="Illustration"><draw:frame draw:style-name="fr2" draw:name="Image1" text:anchor-type="as-char" svg:width="17cm" style:rel-width="100%" svg:height="15.42cm" style:rel-height="scale" draw:z-index="1"><draw:image xlink:href="Pictures/1000000000000307000002BF15389C0A7F955DF6.png" xlink:type="simple" xlink:show="embed" xlink:actuate="onLoad" loext:mime-type="image/x-vclgraphic"/></draw:frame><text:span text:style-name="T1"><text:line-break/></text:span>Illustration <text:sequence text:ref-name="refIllustration0" text:name="Illustration" text:formula="ooow:Illustration+1" style:num-format="1">1</text:sequence>: Challenge Sequence Diagram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officeooo:rsid="00015796" officeooo:paragraph-rsid="000157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radigm30 Chess Design Document</text:p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de Villiers</meta:initial-creator>
    <meta:creation-date>2020-08-03T11:16:17.963883294</meta:creation-date>
    <dc:date>2020-08-03T11:21:49.213735109</dc:date>
    <dc:creator>Charles de Villiers</dc:creator>
    <meta:editing-duration>PT5M32S</meta:editing-duration>
    <meta:editing-cycles>1</meta:editing-cycles>
    <meta:document-statistic meta:table-count="0" meta:image-count="1" meta:object-count="0" meta:page-count="1" meta:paragraph-count="2" meta:word-count="9" meta:character-count="74" meta:non-whitespace-character-count="67"/>
    <meta:generator>LibreOffice/6.0.4.2$Linux_X86_64 LibreOffice_project/9b0d9b32d5dcda91d2f1a96dc04c645c450872bf</meta:generator>
  </office:meta>
</office:document-meta>
</file>